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21834699D1DC7F8D.png" manifest:media-type="image/png"/>
  <manifest:file-entry manifest:full-path="Pictures/1000020100000040000000409A705616BDA5E7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43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801cm" fo:min-width="2.92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4.005cm" svg:height="3.583cm" svg:x="17.408cm" svg:y="4.991cm">
          <draw:image xlink:href="Pictures/1000020100000040000000409A705616BDA5E751.png" xlink:type="simple" xlink:show="embed" xlink:actuate="onLoad" draw:mime-type="image/png">
            <text:p/>
          </draw:image>
        </draw:frame>
        <draw:frame draw:style-name="gr1" draw:text-style-name="P1" draw:layer="layout" svg:width="4.005cm" svg:height="3.583cm" svg:x="18.409cm" svg:y="5.292cm">
          <draw:image xlink:href="Pictures/1000020100000040000000409A705616BDA5E751.png" xlink:type="simple" xlink:show="embed" xlink:actuate="onLoad" draw:mime-type="image/png">
            <text:p/>
          </draw:image>
        </draw:frame>
        <draw:frame draw:style-name="gr2" draw:text-style-name="P4" draw:layer="layout" svg:width="3.944cm" svg:height="1.693cm" svg:x="18.292cm" svg:y="10.248cm">
          <draw:text-box>
            <text:p text:style-name="P2"><text:a xlink:href="https://www.flaticon.com/authors/kiranshastry" xlink:type="simple">Kiranshastry</text:a></text:p>
            <text:p text:style-name="P3"/>
          </draw:text-box>
        </draw:frame>
        <draw:frame draw:style-name="gr1" draw:text-style-name="P1" draw:layer="layout" svg:width="13.558cm" svg:height="13.558cm" svg:x="3.564cm" svg:y="0.798cm">
          <draw:image xlink:href="Pictures/10000201000000400000004021834699D1DC7F8D.png" xlink:type="simple" xlink:show="embed" xlink:actuate="onLoad" draw:mime-type="image/png">
            <text:p/>
          </draw:image>
        </draw:frame>
        <draw:custom-shape draw:style-name="gr3" draw:text-style-name="P5" draw:layer="layout" svg:width="3.428cm" svg:height="9.051cm" svg:x="6.434cm" svg:y="3.48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35cm" svg:height="2.626cm" svg:x="6.706cm" svg:y="3.728cm">
          <draw:image xlink:href="Pictures/1000020100000040000000409A705616BDA5E751.png" xlink:type="simple" xlink:show="embed" xlink:actuate="onLoad" draw:mime-type="image/png">
            <text:p/>
          </draw:image>
        </draw:frame>
        <draw:frame draw:style-name="gr1" draw:text-style-name="P1" draw:layer="layout" svg:width="2.935cm" svg:height="2.626cm" svg:x="6.707cm" svg:y="6.328cm">
          <draw:image xlink:href="Pictures/1000020100000040000000409A705616BDA5E751.png" xlink:type="simple" xlink:show="embed" xlink:actuate="onLoad" draw:mime-type="image/png">
            <text:p/>
          </draw:image>
        </draw:frame>
        <draw:frame draw:style-name="gr1" draw:text-style-name="P1" draw:layer="layout" svg:width="2.935cm" svg:height="2.626cm" svg:x="6.708cm" svg:y="8.928cm">
          <draw:image xlink:href="Pictures/1000020100000040000000409A705616BDA5E7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orge F. Rice</meta:initial-creator>
    <meta:creation-date>2023-04-12T16:33:36.192293332</meta:creation-date>
    <dc:date>2023-04-14T05:08:17.159337688</dc:date>
    <dc:creator>George F. Rice</dc:creator>
    <meta:editing-duration>P1DT12H24M30S</meta:editing-duration>
    <meta:editing-cycles>1</meta:editing-cycles>
    <meta:document-statistic meta:object-count="31"/>
    <meta:generator>LibreOffice/7.1.7.2$Linux_X86_64 LibreOffice_project/10$Build-2</meta:generator>
  </office:meta>
</office:document-meta>
</file>